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style:style>
    <style:style style:name="P2" style:family="paragraph" style:parent-style-name="Standard" style:list-style-name="">
      <style:paragraph-properties fo:margin-top="0cm" fo:margin-bottom="0cm" loext:contextual-spacing="false" fo:line-height="100%"/>
    </style:style>
    <style:style style:name="P3" style:family="paragraph" style:parent-style-name="Standard" style:list-style-name="">
      <style:paragraph-properties fo:margin-top="0cm" fo:margin-bottom="0cm" loext:contextual-spacing="false" fo:line-height="100%"/>
    </style:style>
    <style:style style:name="P4" style:family="paragraph" style:parent-style-name="Standard" style:list-style-name="">
      <style:paragraph-properties fo:margin-top="0cm" fo:margin-bottom="0cm" loext:contextual-spacing="false" fo:line-height="100%"/>
      <style:text-properties style:font-name="Times New Roman" fo:font-size="12pt" style:letter-kerning="true" style:font-name-asian="Times New Roman1" style:font-size-asian="12pt" style:language-asian="nb" style:country-asian="NO" style:font-name-complex="Times New Roman1" style:font-size-complex="12pt" style:font-weight-complex="bold"/>
    </style:style>
    <style:style style:name="P5" style:family="paragraph" style:parent-style-name="Standard" style:list-style-name="">
      <style:paragraph-properties fo:margin-top="0cm" fo:margin-bottom="0cm" loext:contextual-spacing="false" fo:line-height="100%"/>
      <style:text-properties style:font-name="Times New Roman" fo:font-size="12pt" fo:font-weight="bold" style:letter-kerning="true" style:font-name-asian="Times New Roman1" style:font-size-asian="12pt" style:language-asian="nb" style:country-asian="NO" style:font-weight-asian="bold" style:font-name-complex="Times New Roman1" style:font-size-complex="12pt" style:font-weight-complex="bold"/>
    </style:style>
    <style:style style:name="P6" style:family="paragraph" style:parent-style-name="Standard">
      <style:paragraph-properties fo:margin-top="0cm" fo:margin-bottom="0cm" loext:contextual-spacing="false" fo:line-height="100%"/>
      <style:text-properties style:font-name="Times New Roman" fo:font-size="12pt" style:font-name-asian="Times New Roman1" style:font-size-asian="12pt" style:language-asian="nb" style:country-asian="NO" style:font-name-complex="Times New Roman1" style:font-size-complex="12pt"/>
    </style:style>
    <style:style style:name="P7" style:family="paragraph" style:parent-style-name="Standard" style:list-style-name="" style:master-page-name="Standard">
      <style:paragraph-properties fo:margin-top="0cm" fo:margin-bottom="0cm" loext:contextual-spacing="false" fo:line-height="100%" style:page-number="auto"/>
    </style:style>
    <style:style style:name="T1" style:family="text">
      <style:text-properties style:font-name="Times New Roman" fo:font-size="12pt" fo:language="nb" fo:country="NO" style:letter-kerning="true" style:font-name-asian="Times New Roman1" style:font-size-asian="12pt" style:language-asian="nb" style:country-asian="NO" style:font-name-complex="Times New Roman1" style:font-size-complex="12pt" style:font-weight-complex="bold"/>
    </style:style>
    <style:style style:name="T2" style:family="text">
      <style:text-properties style:font-name="Times New Roman" fo:font-size="12pt" fo:font-weight="bold" style:letter-kerning="true" style:font-name-asian="Times New Roman1" style:font-size-asian="12pt" style:language-asian="nb" style:country-asian="NO" style:font-weight-asian="bold" style:font-name-complex="Times New Roman1" style:font-size-complex="12pt" style:font-weight-complex="bold"/>
    </style:style>
    <style:style style:name="T3" style:family="text">
      <style:text-properties style:font-name="Times New Roman" fo:font-size="12pt" fo:font-weight="bold" style:font-name-asian="Times New Roman1" style:font-size-asian="12pt" style:language-asian="nb" style:country-asian="NO" style:font-weight-asian="bold" style:font-name-complex="Times New Roman1" style:font-size-complex="12pt" style:font-weight-complex="bold"/>
    </style:style>
    <style:style style:name="T4" style:family="text">
      <style:text-properties style:font-name="Times New Roman" fo:font-size="12pt" style:font-name-asian="Times New Roman1" style:font-size-asian="12pt" style:language-asian="nb" style:country-asian="NO" style:font-name-complex="Times New Roman1" style:font-size-complex="12pt"/>
    </style:style>
    <style:style style:name="T5" style:family="text">
      <style:text-properties style:font-name="Times New Roman" fo:font-size="12pt" style:text-underline-style="solid" style:text-underline-width="auto" style:text-underline-color="font-color" style:font-name-asian="Times New Roman1" style:font-size-asian="12pt" style:language-asian="nb" style:country-asian="NO"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text:bookmark text:name="_GoBack"/><text:span text:style-name="T1">Fra internettsiden:</text:span></text:h>
      <text:h text:style-name="P2" text:outline-level="1"><text:span text:style-name="T1">http://www.halsa2020.se/OtherLanguages/Pages/Aarjelsaemien.ept</text:span></text:h>
      <text:h text:style-name="P2" text:outline-level="1"><text:span text:style-name="T1">Lastet ned 23.02.2012</text:span></text:h>
      <text:h text:style-name="P4" text:outline-level="1"/>
      <text:h text:style-name="P5" text:outline-level="1"/>
      <text:h text:style-name="P2" text:outline-level="1"><text:span text:style-name="T2">Jiehtieh heej buerebe healsose!</text:span></text:h>
      <text:p text:style-name="P1"><text:span text:style-name="T4">Västerbottenen leenen laantedigkien lea visjovne mij bijjie siktie. Jaepien 2020 lea Västerbotenen veartenen bööremes healsoe jïh veartenen vervesne åålmege. Bööremes dejnie visjovnine lea gaajhkesh leenesne dæjpa jïh gaajhkesh maehtieh meatan årrodh jïh dam haemiedidh. Gaajhkesh vitnieh aaj gosse dejnie berkieh. </text:span></text:p>
      <text:p text:style-name="P6"/>
      <text:p text:style-name="P1"><text:span text:style-name="T4">Portalen ulmie lea skreejreredh jïh maahtoem buerebe healsose vadta. Mijjieh vedtebe våaromen praktijhkeles raerieh jïh gyhtjelassh gihtjebe maam lea nuhtegs dan bïjre ussjedidh. Maam edtjebe darjodh guktie vervesne årrodh lea joekehts almetjistie almetjasse. Akte almetje buerebe jïh healsojis beapmoeh byöpmedidh mohte mubpie sov lïhkemes fuelhkiem råaka. </text:span></text:p>
      <text:p text:style-name="P6"/>
      <text:p text:style-name="P1"><text:span text:style-name="T4">Gaajhkesh maehtieh sov healsoem buaranidh. Dïhte dan bïjre maahta dan hijven veasodh goh nööredh destie mah leah mov bïjre. Juktie ovmessie bielieh healsoem dijpieh gååvnesieh muvhth mestie datne aalkah buerebe veasodh. Vaeltieh haestemem: Jiehtieh heej buerebe healsose!</text:span></text:p>
      <text:p text:style-name="P6"/>
      <text:p text:style-name="P1"><text:span text:style-name="T4">Mijjieh sïjhtebe datne edtjh bööremes veartensisnie veasodh.</text:span></text:p>
      <text:p text:style-name="P1"><text:span text:style-name="T4"><text:s/></text:span></text:p>
      <text:h text:style-name="P2" text:outline-level="1"><text:span text:style-name="T2">Dan duekesne </text:span></text:h>
      <text:p text:style-name="P1"><text:span text:style-name="T4">Joe 1984 Västerbottenen leenen laantedigkie nænnosti sveerjen vuekiem åvtane preventijven healsoebarkoen åvteste. Dan ulmie lij healsojes jielemevuekieh dåarjodh guktie vihkeles fåantoeh tsevtsedh mejstie  infarkth, jaamedahke jïh diabetese båetieh. Haemiem, maam Norsjöesne uvtedi, lea åvtese barkedh  jïh healsoem eevtiedeminie. Västerbottene lea ennje joekoen laantesne juktie healsoe-gïehtjedimmiem gaajhkide gieh leah 40, 50 jïh 60 jaepien båeries faala.</text:span></text:p>
      <text:p text:style-name="P6"/>
      <text:p text:style-name="P1"><text:span text:style-name="T4">Åvtemiereste buerebe sjïdti, dam maahta statistihkeste lohkedh 1980-låhkosne vuesehti Västerbottenen lij dïhte leene mij lij nåekies gosse infarkt-jaamemem jïh jaamedahkem dejtie gieh lih nuerebe goh 75 vuartasji. Daen biejjien lea Västerbotten bijjemes. Dah gieh Västerbottenisnie årroeminie vaenemes rïjhkesne soevestieh, jïh dah jille kolesterolvierhtieh lea unniedamme jïh vïrretrygke mængkoe.</text:span></text:p>
      <text:p text:style-name="P1"><text:span text:style-name="T4"><text:s/></text:span></text:p>
      <text:h text:style-name="P2" text:outline-level="2"><text:span text:style-name="T3">Eadtjohkåbpoe barkoe</text:span></text:h>
      <text:p text:style-name="P1"><text:span text:style-name="T4">Jaepien 2000 laantedigkieståvroe nænnosti visjovnem ”Jaepie 2020 lea Västebottenen veartenen bööremes healsoe jïh veartenen vervesne åålmege”. Jaepien 2008 politijhkerh nænnostin joekoen barkoem darjodh visjovneste, dïhte Hälsa 2020-prosesse, mestie båata orre healsoeeevtiedimmie barkoem meehti tjïrrehtidh jïh dah mah juhtieh maehtieh eadtjohkåbpoe barkedh.</text:span></text:p>
      <text:p text:style-name="P6"/>
      <text:h text:style-name="P2" text:outline-level="2"><text:span text:style-name="T3">Jïjnji dïedte</text:span></text:h>
      <text:p text:style-name="P1"><text:span text:style-name="T4">Laantedigkien stoerre dïedte healsoe- jïh starnesåajhtoem barkosne gosse lea healsoem buaranidh, tjeahpastalledh jïh barkedh guktie eah skïemtjijh. Bene guktie årrobe, mah nuepieh mijjen leah barkose jïh ööhpehtæmman, mijjen ealoemadtje, mijjen nuepieh åeredh jïh eejehtidh, relasjovnh, kultuvrellen darjomh j.n.v. aaj dijpieh. </text:span></text:p>
      <text:p text:style-name="P1"><text:span text:style-name="T4">Dan gaavhtan mijjieh libie jeenjesh mah tjuerieh barkedh faktovrh jïh byjreskh buaranidh mah healsoem dæjpa positijveles vuekine. </text:span></text:p>
      <text:p text:style-name="P6"><text:soft-page-break/></text:p>
      <text:p text:style-name="P1"><text:a xlink:type="simple" xlink:href="http://www.hälsa2020.se" text:style-name="Standard" text:visited-style-name="Standard"><text:span text:style-name="T5">www.hälsa2020.se</text:span></text:a><text:span text:style-name="T4"> lea Västebottenen leenen laantedigkie åvtanimmie, jeatjah leenen sïebredahkenaktöörigujmie jïh lea sïlle geajnosne visjovnem tjïrrehtidh jaepien 2020 lea Västebottenen veartenen bööremes healsoe jïh veartenen frïeskemes åålmege. </text:span></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sma" fo:country="N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cm" fo:margin-bottom="0cm" loext:contextual-spacing="false" fo:line-height="100%"/>
      <style:text-properties fo:color="#009ee1" style:font-name="Times New Roman" fo:font-family="'Times New Roman'" style:font-family-generic="roman" style:font-pitch="variable" fo:font-size="21.5pt" fo:language="nb" fo:country="NO" fo:font-weight="bold" style:letter-kerning="true" style:font-name-asian="Times New Roman1" style:font-family-asian="'Times New Roman'" style:font-family-generic-asian="system" style:font-pitch-asian="variable" style:font-size-asian="21.5pt" style:language-asian="nb" style:country-asian="NO" style:font-weight-asian="bold" style:font-name-complex="Times New Roman1" style:font-family-complex="'Times New Roman'" style:font-family-generic-complex="system" style:font-pitch-complex="variable" style:font-size-complex="21.5pt" style:font-weight-complex="bold"/>
    </style:style>
    <style:style style:name="Heading_20_2" style:display-name="Heading 2" style:family="paragraph" style:parent-style-name="Standard" style:default-outline-level="2" style:list-style-name="" style:class="text">
      <style:paragraph-properties fo:margin-top="0cm" fo:margin-bottom="0cm" loext:contextual-spacing="false" fo:line-height="100%"/>
      <style:text-properties fo:color="#009ee1" style:font-name="Times New Roman" fo:font-family="'Times New Roman'" style:font-family-generic="roman" style:font-pitch="variable" fo:font-size="17pt" fo:language="nb" fo:country="NO" fo:font-weight="bold" style:font-name-asian="Times New Roman1" style:font-family-asian="'Times New Roman'" style:font-family-generic-asian="system" style:font-pitch-asian="variable" style:font-size-asian="17pt" style:language-asian="nb" style:country-asian="NO" style:font-weight-asian="bold" style:font-name-complex="Times New Roman1" style:font-family-complex="'Times New Roman'" style:font-family-generic-complex="system" style:font-pitch-complex="variable" style:font-size-complex="17pt" style:font-weight-complex="bold"/>
    </style:style>
    <style:style style:name="Normal_20__28_Web_29_" style:display-name="Normal (Web)" style:family="paragraph" style:parent-style-name="Standard" style:default-outline-level="">
      <style:paragraph-properties fo:margin-top="0cm" fo:margin-bottom="0cm" loext:contextual-spacing="false" fo:line-height="100%"/>
      <style:text-properties style:font-name="Times New Roman" fo:font-family="'Times New Roman'" style:font-family-generic="roman" style:font-pitch="variable" fo:font-size="12pt" fo:language="nb" fo:country="NO"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Overskrift_20_1_20_Tegn" style:display-name="Overskrift 1 Tegn" style:family="text" style:parent-style-name="Default_20_Paragraph_20_Font">
      <style:text-properties fo:color="#009ee1" style:font-name="Times New Roman" fo:font-family="'Times New Roman'" style:font-family-generic="roman" style:font-pitch="variable" fo:font-size="21.5pt" fo:font-weight="bold" style:letter-kerning="true" style:font-name-asian="Times New Roman1" style:font-family-asian="'Times New Roman'" style:font-family-generic-asian="system" style:font-pitch-asian="variable" style:font-size-asian="21.5pt" style:language-asian="nb" style:country-asian="NO" style:font-weight-asian="bold" style:font-name-complex="Times New Roman1" style:font-family-complex="'Times New Roman'" style:font-family-generic-complex="system" style:font-pitch-complex="variable" style:font-size-complex="21.5pt" style:font-weight-complex="bold"/>
    </style:style>
    <style:style style:name="Overskrift_20_2_20_Tegn" style:display-name="Overskrift 2 Tegn" style:family="text" style:parent-style-name="Default_20_Paragraph_20_Font">
      <style:text-properties fo:color="#009ee1" style:font-name="Times New Roman" fo:font-family="'Times New Roman'" style:font-family-generic="roman" style:font-pitch="variable" fo:font-size="17pt" fo:font-weight="bold" style:font-name-asian="Times New Roman1" style:font-family-asian="'Times New Roman'" style:font-family-generic-asian="system" style:font-pitch-asian="variable" style:font-size-asian="17pt" style:language-asian="nb" style:country-asian="NO" style:font-weight-asian="bold" style:font-name-complex="Times New Roman1" style:font-family-complex="'Times New Roman'" style:font-family-generic-complex="system" style:font-pitch-complex="variable" style:font-size-complex="17pt" style:font-weight-complex="bold"/>
    </style:style>
    <style:style style:name="Internet_20_link" style:display-name="Internet link" style:family="text" style:parent-style-name="Default_20_Paragraph_20_Font">
      <style:text-properties fo:color="#009ee1" fo:font-size="12pt" style:text-underline-style="solid" style:text-underline-width="auto" style:text-underline-color="font-color" style:font-size-asian="12pt" style:font-size-complex="12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it M Fjellheim</meta:initial-creator>
    <dc:creator>Sissel Jåma</dc:creator>
    <meta:editing-cycles>2</meta:editing-cycles>
    <meta:creation-date>2012-03-14T11:20:00</meta:creation-date>
    <dc:date>2012-03-14T11:20:00</dc:date>
    <meta:editing-duration>PT1M</meta:editing-duration>
    <meta:generator>LibreOffice/6.4.6.2$Linux_X86_64 LibreOffice_project/40$Build-2</meta:generator>
    <meta:document-statistic meta:table-count="0" meta:image-count="0" meta:object-count="0" meta:page-count="2" meta:paragraph-count="19" meta:word-count="373" meta:character-count="3104" meta:non-whitespace-character-count="2738"/>
    <meta:user-defined meta:name="AppVersion">14.0000</meta:user-defined>
    <meta:user-defined meta:name="Company">Sør-Trøndelag fylkeskommu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